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542f" officeooo:paragraph-rsid="000d542f"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42b4"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fe1c" style:font-style-asian="normal" style:font-style-complex="normal"/>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2">
      <style:text-properties fo:language="en" fo:country="US"/>
    </style:style>
    <style:style style:name="P110" style:family="paragraph" style:parent-style-name="Heading_20_2">
      <style:text-properties fo:language="ru" fo:country="RU"/>
    </style:style>
    <style:style style:name="P111" style:family="paragraph" style:parent-style-name="Heading_20_2">
      <loext:graphic-properties draw:fill="solid" draw:fill-color="#eeeeee" draw:opacity="100%"/>
      <style:paragraph-properties fo:background-color="#eeeeee"/>
      <style:text-properties fo:language="ru" fo:country="RU"/>
    </style:style>
    <style:style style:name="P112" style:family="paragraph" style:parent-style-name="Heading_20_2">
      <loext:graphic-properties draw:fill="solid" draw:fill-color="#eeeeee" draw:opacity="100%"/>
      <style:paragraph-properties fo:background-color="#eeeeee"/>
    </style:style>
    <style:style style:name="P113" style:family="paragraph" style:parent-style-name="Heading_20_1">
      <loext:graphic-properties draw:fill="solid" draw:fill-color="#eeeeee" draw:opacity="100%"/>
      <style:paragraph-properties fo:background-color="#eeeeee"/>
    </style:style>
    <style:style style:name="P114" style:family="paragraph" style:parent-style-name="Heading_20_1">
      <style:paragraph-properties fo:margin-left="0in" fo:margin-right="0in" fo:text-align="center" style:justify-single-word="false" fo:text-indent="0.1965in" style:auto-text-indent="false"/>
    </style:style>
    <style:style style:name="P11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fo:color="#3333ff"/>
    </style:style>
    <style:style style:name="T27" style:family="text">
      <style:text-properties officeooo:rsid="000de4e4"/>
    </style:style>
    <style:style style:name="T28" style:family="text">
      <style:text-properties officeooo:rsid="000f42b4"/>
    </style:style>
    <style:style style:name="T29" style:family="text">
      <style:text-properties officeooo:rsid="000ffe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295528521743044263"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2909378913997314339"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text:soft-page-break/>«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450266600059246176"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09"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2853963364489048160"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3"/>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0"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5">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text:soft-page-break/></text:p>
      <text:h text:style-name="Heading_20_2" text:outline-level="2"><text:span text:style-name="T5">6. </text:span>“Феникс”</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text:soft-page-break/>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26">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пегасов получалось управлять движением облака. Они гнали тучу невидимыми силовыми полями, словно овчарки отару овец, <text:span text:style-name="T29">успевая при этом кувыркаться и делать пируэты с весёлым визгом</text:span>.</text:p>
      <text:p text:style-name="P104">– <text:span text:style-name="T29">Прошлогодний выпуск. – заметила Селестия. – Отличная работа, хотя жеребячливости хватает. Что неудивительно, учитывая их возраст.</text:span></text:p>
      <text:p text:style-name="P103">– Здорово у них получается! Слаженность просто фантастическая! <text:s/>– вырвалось у меня. – <text:span text:style-name="T27">Хотел бы я летать, как они! Везёт же вам, крылатым! То, о чём люди только мечтают, доступно вам с рождения. </text:span>Интересно, легко ли учиться в лётной школе? Какой процент учеников отсеивается в итоге? <text:span text:style-name="T29">И вообще, зачем вам учиться, если вы и так летаете отлично?</text:span></text:p>
      <text:p text:style-name="P43">– Ты меня совсем не слушал, Макс. – мягко пожурила меня аликорница. – Именно про лётную школу я рассказывала тебе несколько минут назад. <text:span text:style-name="T28">Всё не так уж радужно. С последним выпуском у нас большие проблемы.</text:span></text:p>
      <text:p text:style-name="P101">Пегасы, <text:span text:style-name="T27">закончив работу</text:span>, устроили между собой шуточн<text:span text:style-name="T27">ую</text:span> <text:span text:style-name="T27">борьбу</text:span>. Два жеребца, схватив за <text:span text:style-name="T27">передние и задние ноги</text:span> кобылку, завертели её в воздушном водовороте и, раскрутив <text:span text:style-name="T29">как следует</text:span>, отпустили. <text:span text:style-name="T27">Она этаким «живым вертолётом» врезалась в остатки облака и пропахала в нём широкую борозду. Даже до нас донёсся её смех.</text:span></text:p>
      <text:p text:style-name="P104">– <text:span text:style-name="T29">Проблемы? Извини, я таки прослушал.</text:span></text:p>
      <text:p text:style-name="P104"/>
      <text:p text:style-name="P104"/>
      <text:p text:style-name="P104"/>
      <text:p text:style-name="P43">&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3"/>
      <text:p text:style-name="P43"><text:soft-page-break/></text:p>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text:span><text:soft-page-break/><text:span text:style-name="T12">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2"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oft-page-break/><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text:soft-page-break/>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2"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oft-page-break/><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2"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text:soft-page-break/>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oft-page-break/><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2"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oft-page-break/><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text:span><text:soft-page-break/><text:span text:style-name="T11">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2"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text:soft-page-break/>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text:soft-page-break/>– Они не знают. В тех провалах не видно дна...</text:p>
      <text:p text:style-name="P2"/>
      <text:h text:style-name="P11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text:soft-page-break/>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text:soft-page-break/>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text:soft-page-break/>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text:soft-page-break/>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2"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text:soft-page-break/>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2" text:outline-level="2">Сон Макса</text:h>
      <text:p text:style-name="P7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1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oft-page-break/><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text:soft-page-break/>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text:soft-page-break/></text:p>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2"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2" text:outline-level="2">Четвёртый сон РД. Объединяющий</text:h>
      <text:p text:style-name="P2"/>
      <text:p text:style-name="P2"><text:soft-page-break/>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2"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2"/>
      <text:h text:style-name="P11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oft-page-break/><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2" text:outline-level="2">След?</text:h>
      <text:p text:style-name="P7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2" text:outline-level="2">Озарение</text:h>
      <text:p text:style-name="P2"/>
      <text:p text:style-name="P2"><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5794918898714092068"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1504008180192" text:continue-numbering="true" text:style-name="L5">
        <text:list-header>
          <text:p text:style-name="P105">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503975821918" text:continue-numbering="true" text:style-name="L5">
        <text:list-header>
          <text:p text:style-name="P105">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503172507449"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1"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1"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5517999224052611146"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884277827772621575"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2"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2"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text:soft-page-break/>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690197853801593982" text:style-name="L8">
        <text:list-header>
          <text:p text:style-name="P107">(<text:span text:style-name="T17">Луна — как повелительница снов, слышала разговор Макса с Анакорном</text:span>)</text:p>
          <text:p text:style-name="P108"/>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2"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text:soft-page-break/></text:p>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1T19:15:02.250848535</dc:date>
    <meta:editing-duration>P46DT13H57M21S</meta:editing-duration>
    <meta:editing-cycles>1925</meta:editing-cycles>
    <meta:generator>LibreOffice/5.0.2.2$Linux_X86_64 LibreOffice_project/00m0$Build-2</meta:generator>
    <meta:document-statistic meta:table-count="0" meta:image-count="0" meta:object-count="0" meta:page-count="121" meta:paragraph-count="2502" meta:word-count="55292" meta:character-count="367376" meta:non-whitespace-character-count="311858"/>
  </office:meta>
</office:document-meta>
</file>